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217in"/>
    </style:style>
    <style:style style:name="co5" style:family="table-column">
      <style:table-column-properties fo:break-before="auto" style:column-width="2.1161in"/>
    </style:style>
    <style:style style:name="co6" style:family="table-column">
      <style:table-column-properties fo:break-before="auto" style:column-width="4.4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49"/>
    <style:style style:name="ce3" style:family="table-cell" style:parent-style-name="Default" style:data-style-name="N9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  <table:table-cell table:style-name="Default" office:value-type="string" calcext:value-type="string">
            <text:p>Significant Student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6-01-29" calcext:value-type="date">
            <text:p>2026-01-2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1: Course Overview and Key Infrastructur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6-02-05" calcext:value-type="date">
            <text:p>2026-02-0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2: Tools for Reproducible Researc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3: Coding in R: Variables, Control Flow, Packages, Function Call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6-02-26" calcext:value-type="date">
            <text:p>2026-02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 + Enrichment: Additional Review of R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ructor</text:p>
          </table:table-cell>
          <table:table-cell office:value-type="date" office:date-value="2026-03-05" calcext:value-type="date">
            <text:p>2026-03-0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4: Single Table dplyr Verb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ctor</text:p>
          </table:table-cell>
          <table:table-cell office:value-type="date" office:date-value="2026-03-12" calcext:value-type="date">
            <text:p>2026-03-1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5: Multi-Table dplyr Verb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ructor</text:p>
          </table:table-cell>
          <table:table-cell office:value-type="date" office:date-value="2026-03-19" calcext:value-type="date">
            <text:p>2026-03-1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6: Plotting with ggplot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ructor</text:p>
          </table:table-cell>
          <table:table-cell office:value-type="date" office:date-value="2026-03-26" calcext:value-type="date">
            <text:p>2026-03-2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 + Enrichment: SQL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tructor</text:p>
          </table:table-cell>
          <table:table-cell office:value-type="date" office:date-value="2026-04-16" calcext:value-type="date">
            <text:p>2026-04-1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7: Data Import and File System Usage; API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ructor</text:p>
          </table:table-cell>
          <table:table-cell office:value-type="date" office:date-value="2026-04-21" calcext:value-type="date">
            <text:p>2026-04-2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8: Advanced ggplot2 – maps, interactivity, anim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tructor</text:p>
          </table:table-cell>
          <table:table-cell office:value-type="date" office:date-value="2026-04-23" calcext:value-type="date">
            <text:p>2026-04-2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09: Introduction to Web Technologies &amp; Web Scrap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ructor</text:p>
          </table:table-cell>
          <table:table-cell office:value-type="date" office:date-value="2026-04-30" calcext:value-type="date">
            <text:p>2026-04-3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0: Strings, Regular Expressions, and Text Process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tructor</text:p>
          </table:table-cell>
          <table:table-cell office:value-type="date" office:date-value="2026-05-07" calcext:value-type="date">
            <text:p>2026-05-07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 + Enrichment: Functional Tools in R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ructor</text:p>
          </table:table-cell>
          <table:table-cell office:value-type="date" office:date-value="2026-05-14" calcext:value-type="date">
            <text:p>2026-05-1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Lecture #11: Statistical Modeling in 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6-02-05" calcext:value-type="date">
            <text:p>2026-02-05</text:p>
          </table:table-cell>
          <table:table-cell/>
          <table:table-cell office:value-type="string" calcext:value-type="string">
            <text:p>Course Project Description Finaliz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Team Roster Submi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5]" office:value-type="date" office:date-value="2026-02-26" calcext:value-type="date">
            <text:p>2026-02-2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Team Contract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5]" office:value-type="date" office:date-value="2026-02-26" calcext:value-type="date">
            <text:p>2026-02-2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oject Proposal Presentation Slides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9]" office:value-type="date" office:date-value="2026-03-26" calcext:value-type="date">
            <text:p>2026-03-2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Mid-Semester Check-In Slides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20]+7" office:value-type="date" office:date-value="2026-04-02" calcext:value-type="date">
            <text:p>2026-04-0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d-Semester Teammate Peer Evaluations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table:formula="of:=[.D14]" office:value-type="date" office:date-value="2026-05-07" calcext:value-type="date">
            <text:p>2026-05-07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Final Project Presentation Slides D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5-21" calcext:value-type="date">
            <text:p>2026-05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Summary Report Due [Tentative]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5-21" calcext:value-type="date">
            <text:p>2026-05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Individual Report Due [Tentative]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Project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5-21" calcext:value-type="date">
            <text:p>2026-05-2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Project Teammate Peer Evaluations Due [Tentative]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ructor</text:p>
          </table:table-cell>
          <table:table-cell office:value-type="date" office:date-value="2026-01-29" calcext:value-type="date">
            <text:p>2026-01-29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ent</text:p>
          </table:table-cell>
          <table:table-cell office:value-type="date" office:date-value="2026-02-20" calcext:value-type="date">
            <text:p>2026-02-20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ructor</text:p>
          </table:table-cell>
          <table:table-cell office:value-type="date" office:date-value="2026-02-23" calcext:value-type="date">
            <text:p>2026-02-23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ent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6-02-20" calcext:value-type="date">
            <text:p>2026-02-20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date" office:date-value="2026-03-13" calcext:value-type="date">
            <text:p>2026-03-1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6-03-16" calcext:value-type="date">
            <text:p>2026-03-16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</text:p>
          </table:table-cell>
          <table:table-cell office:value-type="date" office:date-value="2026-03-22" calcext:value-type="date">
            <text:p>2026-03-2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6-03-13" calcext:value-type="date">
            <text:p>2026-03-13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</text:p>
          </table:table-cell>
          <table:table-cell office:value-type="date" office:date-value="2026-04-03" calcext:value-type="date">
            <text:p>2026-04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6-04-06" calcext:value-type="date">
            <text:p>2026-04-06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</text:p>
          </table:table-cell>
          <table:table-cell office:value-type="date" office:date-value="2026-04-12" calcext:value-type="date">
            <text:p>2026-04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6-04-02" calcext:value-type="date">
            <text:p>2026-04-02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date" office:date-value="2026-04-24" calcext:value-type="date">
            <text:p>2026-04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6-04-27" calcext:value-type="date">
            <text:p>2026-04-27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date" office:date-value="2026-05-03" calcext:value-type="date">
            <text:p>2026-05-03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6-04-23" calcext:value-type="date">
            <text:p>2026-04-23</text:p>
          </table:table-cell>
          <table:table-cell/>
          <table:table-cell office:value-type="string" calcext:value-type="string">
            <text:p>Mini-Projec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ent</text:p>
          </table:table-cell>
          <table:table-cell office:value-type="date" office:date-value="2026-05-15" calcext:value-type="date">
            <text:p>2026-05-15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6-05-18" calcext:value-type="date">
            <text:p>2026-05-18</text:p>
          </table:table-cell>
          <table:table-cell/>
          <table:table-cell office:value-type="string" calcext:value-type="string">
            <text:p>Mini-Project Peer Feedback Assign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ent</text:p>
          </table:table-cell>
          <table:table-cell office:value-type="date" office:date-value="2026-05-24" calcext:value-type="date">
            <text:p>2026-05-24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Mini-Project Peer Feedback Du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6-02-12" calcext:value-type="date">
            <text:p>2026-02-12</text:p>
          </table:table-cell>
          <table:table-cell/>
          <table:table-cell office:value-type="string" calcext:value-type="string">
            <text:p>Classes Cancelled (Lincoln’s Birthday)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6-04-02" calcext:value-type="date">
            <text:p>2026-04-02</text:p>
          </table:table-cell>
          <table:table-cell/>
          <table:table-cell office:value-type="string" calcext:value-type="string">
            <text:p>Classes Cancelled (Spring Break – Week 1)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ass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6-04-09" calcext:value-type="date">
            <text:p>2026-04-09</text:p>
          </table:table-cell>
          <table:table-cell/>
          <table:table-cell office:value-type="string" calcext:value-type="string">
            <text:p>Classes Cancelled (Spring Break – Week 2)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table:formula="of:=VLOOKUP([.B49]-1;[.$B$2:.$D$15];3)" office:value-type="date" office:date-value="2026-01-29" calcext:value-type="date">
            <text:p>2026-01-29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</text:p>
          </table:table-cell>
          <table:table-cell table:formula="of:=VLOOKUP([.B50];[.$B$2:.$D$15];3)" office:value-type="date" office:date-value="2026-02-05" calcext:value-type="date">
            <text:p>2026-02-05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table:formula="of:=VLOOKUP([.B51]-1;[.$B$2:.$D$15];3)" office:value-type="date" office:date-value="2026-02-05" calcext:value-type="date">
            <text:p>2026-02-05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table:formula="of:=VLOOKUP([.B52];[.$B$2:.$D$15];3)" office:value-type="date" office:date-value="2026-02-19" calcext:value-type="date">
            <text:p>2026-02-19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ructor</text:p>
          </table:table-cell>
          <table:table-cell table:formula="of:=VLOOKUP([.B53]-1;[.$B$2:.$D$15];3)" office:value-type="date" office:date-value="2026-02-26" calcext:value-type="date">
            <text:p>2026-02-26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table:formula="of:=VLOOKUP([.B54];[.$B$2:.$D$15];3)" office:value-type="date" office:date-value="2026-03-05" calcext:value-type="date">
            <text:p>2026-03-05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ctor</text:p>
          </table:table-cell>
          <table:table-cell table:formula="of:=VLOOKUP([.B55]-1;[.$B$2:.$D$15];3)" office:value-type="date" office:date-value="2026-03-05" calcext:value-type="date">
            <text:p>2026-03-05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table:formula="of:=VLOOKUP([.B56];[.$B$2:.$D$15];3)" office:value-type="date" office:date-value="2026-03-12" calcext:value-type="date">
            <text:p>2026-03-12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ructor</text:p>
          </table:table-cell>
          <table:table-cell table:formula="of:=VLOOKUP([.B57]-1;[.$B$2:.$D$15];3)" office:value-type="date" office:date-value="2026-03-12" calcext:value-type="date">
            <text:p>2026-03-12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table:formula="of:=VLOOKUP([.B58];[.$B$2:.$D$15];3)" office:value-type="date" office:date-value="2026-03-19" calcext:value-type="date">
            <text:p>2026-03-19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tructor</text:p>
          </table:table-cell>
          <table:table-cell table:formula="of:=VLOOKUP([.B59]-1;[.$B$2:.$D$15];3)" office:value-type="date" office:date-value="2026-03-26" calcext:value-type="date">
            <text:p>2026-03-26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ent</text:p>
          </table:table-cell>
          <table:table-cell table:formula="of:=VLOOKUP([.B60];[.$B$2:.$D$15];3)" office:value-type="date" office:date-value="2026-04-16" calcext:value-type="date">
            <text:p>2026-04-16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ructor</text:p>
          </table:table-cell>
          <table:table-cell table:formula="of:=VLOOKUP([.B61]-1;[.$B$2:.$D$15];3)" office:value-type="date" office:date-value="2026-04-16" calcext:value-type="date">
            <text:p>2026-04-16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table:formula="of:=VLOOKUP([.B62];[.$B$2:.$D$15];3)" office:value-type="date" office:date-value="2026-04-21" calcext:value-type="date">
            <text:p>2026-04-21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tructor</text:p>
          </table:table-cell>
          <table:table-cell table:formula="of:=VLOOKUP([.B63]-2;[.$B$2:.$D$15];3)" office:value-type="date" office:date-value="2026-04-16" calcext:value-type="date">
            <text:p>2026-04-16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dent</text:p>
          </table:table-cell>
          <table:table-cell table:formula="of:=VLOOKUP([.B64];[.$B$2:.$D$15];3)" office:value-type="date" office:date-value="2026-04-23" calcext:value-type="date">
            <text:p>2026-04-23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ructor</text:p>
          </table:table-cell>
          <table:table-cell table:formula="of:=VLOOKUP([.B65]-1;[.$B$2:.$D$15];3)" office:value-type="date" office:date-value="2026-04-23" calcext:value-type="date">
            <text:p>2026-04-23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udent</text:p>
          </table:table-cell>
          <table:table-cell table:formula="of:=VLOOKUP([.B66];[.$B$2:.$D$15];3)" office:value-type="date" office:date-value="2026-04-30" calcext:value-type="date">
            <text:p>2026-04-30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ructor</text:p>
          </table:table-cell>
          <table:table-cell table:formula="of:=VLOOKUP([.B67]-1;[.$B$2:.$D$15];3)" office:value-type="date" office:date-value="2026-05-07" calcext:value-type="date">
            <text:p>2026-05-07</text:p>
          </table:table-cell>
          <table:table-cell office:value-type="string" calcext:value-type="string">
            <text:p>9:00pm ET</text:p>
          </table:table-cell>
          <table:table-cell office:value-type="string" calcext:value-type="string">
            <text:p>Pre-Assignment Releas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dent</text:p>
          </table:table-cell>
          <table:table-cell table:formula="of:=VLOOKUP([.B68];[.$B$2:.$D$15];3)" office:value-type="date" office:date-value="2026-05-14" calcext:value-type="date">
            <text:p>2026-05-14</text:p>
          </table:table-cell>
          <table:table-cell office:value-type="string" calcext:value-type="string">
            <text:p>6:00pm ET</text:p>
          </table:table-cell>
          <table:table-cell office:value-type="string" calcext:value-type="string">
            <text:p>Pre-Assignment D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labus Quiz</text:p>
          </table:table-cell>
          <table:table-cell/>
          <table:table-cell office:value-type="string" calcext:value-type="string">
            <text:p>Student</text:p>
          </table:table-cell>
          <table:table-cell office:value-type="date" office:date-value="2026-02-12" calcext:value-type="date">
            <text:p>2026-02-12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Syllabus Quiz / Verification of Enrollmen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es Posted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6-05-29" calcext:value-type="date">
            <text:p>2026-05-29</text:p>
          </table:table-cell>
          <table:table-cell office:value-type="string" calcext:value-type="string">
            <text:p>11:59pm ET</text:p>
          </table:table-cell>
          <table:table-cell office:value-type="string" calcext:value-type="string">
            <text:p>Final Grades Posted to CUNYFirs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ey_dates.A1:key_dates.G70" table:display-filter-buttons="true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3:58:05.27738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7T13:59:53.554455000</dc:date>
    <meta:editing-duration>P2DT20H10M26S</meta:editing-duration>
    <meta:editing-cycles>44</meta:editing-cycles>
    <meta:generator>LibreOffice/25.2.5.2$MacOSX_AARCH64 LibreOffice_project/03d19516eb2e1dd5d4ccd751a0d6f35f35e08022</meta:generator>
    <meta:document-statistic meta:table-count="1" meta:cell-count="456" meta:object-count="0"/>
  </office:meta>
</office:document-meta>
</file>